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adornments="Bold" style:font-family-generic="modern" style:font-pitch="fixed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family-generic="moder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3.395cm"/>
      <style:paragraph-properties style:writing-mode="lr-tb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bf00" draw:textarea-horizontal-align="justify" draw:textarea-vertical-align="middle" draw:auto-grow-height="false" fo:min-height="0.687cm" fo:min-width="1.64cm" fo:padding-top="0.15cm" fo:padding-bottom="0.15cm" fo:padding-left="0.275cm" fo:padding-right="0.275cm" style:writing-mode="lr-tb"/>
      <style:paragraph-properties style:writing-mode="lr-tb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ffdbb6" draw:textarea-horizontal-align="justify" draw:textarea-vertical-align="middle" draw:auto-grow-height="false" fo:min-height="0.637cm" fo:min-width="1.59cm" fo:padding-top="0.15cm" fo:padding-bottom="0.15cm" fo:padding-left="0.275cm" fo:padding-right="0.275cm" style:writing-mode="lr-tb"/>
      <style:paragraph-properties style:writing-mode="lr-tb"/>
    </style:style>
    <style:style style:name="gr4" style:family="graphic" style:parent-style-name="standard">
      <style:graphic-properties svg:stroke-width="0.05cm" svg:stroke-color="#000000" draw:marker-start-width="0.275cm" draw:marker-end-width="0.275cm" draw:fill="solid" draw:fill-color="#ffdbb6" draw:textarea-horizontal-align="justify" draw:textarea-vertical-align="middle" draw:auto-grow-height="false" fo:min-height="0.636cm" fo:min-width="1.59cm" fo:padding-top="0.15cm" fo:padding-bottom="0.15cm" fo:padding-left="0.275cm" fo:padding-right="0.275cm" style:writing-mode="lr-tb"/>
      <style:paragraph-properties style:writing-mode="lr-tb"/>
    </style:style>
    <style:style style:name="gr5" style:family="graphic" style:parent-style-name="objectwithoutfill">
      <style:graphic-properties svg:stroke-width="0.05cm" draw:marker-start-width="0.275cm" draw:marker-end="Concave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ffffa6" draw:textarea-horizontal-align="justify" draw:textarea-vertical-align="middle" draw:auto-grow-height="false" fo:min-height="0.645cm" fo:min-width="2.731cm" fo:padding-top="0.15cm" fo:padding-bottom="0.15cm" fo:padding-left="0.275cm" fo:padding-right="0.275cm" style:writing-mode="lr-tb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P1" style:family="paragraph">
      <style:paragraph-properties fo:line-height="150%"/>
    </style:style>
    <style:style style:name="P2" style:family="paragraph">
      <loext:graphic-properties draw:fill="none" draw:fill-color="#ffffff"/>
      <style:paragraph-properties fo:line-height="150%"/>
      <style:text-properties style:font-name="Bitstream Vera Sans Mono" fo:font-size="12pt" fo:font-weight="bold"/>
    </style:style>
    <style:style style:name="P3" style:family="paragraph">
      <style:paragraph-properties fo:text-align="center"/>
      <style:text-properties fo:font-size="16pt"/>
    </style:style>
    <style:style style:name="P4" style:family="paragraph">
      <loext:graphic-properties draw:fill="solid" draw:fill-color="#ffbf00"/>
      <style:paragraph-properties fo:text-align="center" style:writing-mode="lr-tb"/>
      <style:text-properties fo:font-size="16pt"/>
    </style:style>
    <style:style style:name="P5" style:family="paragraph">
      <loext:graphic-properties draw:fill="solid" draw:fill-color="#ffdbb6"/>
      <style:paragraph-properties fo:text-align="center" style:writing-mode="lr-tb"/>
      <style:text-properties fo:font-size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style:font-name="Bitstream Vera Serif1"/>
    </style:style>
    <style:style style:name="P8" style:family="paragraph">
      <loext:graphic-properties draw:fill="solid" draw:fill-color="#ffffa6"/>
      <style:paragraph-properties fo:text-align="center" style:writing-mode="lr-tb"/>
      <style:text-properties style:font-name="Bitstream Vera Serif1"/>
    </style:style>
    <style:style style:name="P9" style:family="paragraph">
      <loext:graphic-properties draw:fill="none" draw:fill-color="#ffffff"/>
      <style:text-properties style:font-name="Bitstream Vera Serif1" fo:font-size="22pt"/>
    </style:style>
    <style:style style:name="T1" style:family="text">
      <style:text-properties style:font-name="Bitstream Vera Sans Mono" fo:font-size="14pt" fo:font-weight="bold"/>
    </style:style>
    <style:style style:name="T2" style:family="text">
      <style:text-properties style:font-name="Bitstream Vera Sans Mono" fo:font-size="12pt" fo:font-weight="bold"/>
    </style:style>
    <style:style style:name="T3" style:family="text">
      <style:text-properties fo:font-size="16pt"/>
    </style:style>
    <style:style style:name="T4" style:family="text">
      <style:text-properties style:font-name="Bitstream Vera Serif1"/>
    </style:style>
    <style:style style:name="T5" style:family="text">
      <style:text-properties style:font-name="Bitstream Vera Serif1" fo:font-size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604cm" svg:height="13.678cm" svg:x="13.399cm" svg:y="0.151cm">
          <draw:text-box>
            <text:p text:style-name="P1"><text:span text:style-name="T1"># RDF/Turtle</text:span></text:p>
            <text:p text:style-name="P1"><text:span text:style-name="T2"/></text:p>
            <text:p text:style-name="P1"><text:span text:style-name="T2">@base &lt;http://purl.org/stuff/data/&gt; .</text:span></text:p>
            <text:p text:style-name="P1"><text:span text:style-name="T2">@prefix er: &lt;http://purl.org/stuff/er&gt; .</text:span></text:p>
            <text:p text:style-name="P1"><text:span text:style-name="T2"/></text:p>
            <text:p text:style-name="P1"><text:span text:style-name="T2">&lt;T123&gt; a er:Triplet ;</text:span></text:p>
            <text:p text:style-name="P1"><text:span text:style-name="T2"><text:s text:c="8"/></text:span><text:span text:style-name="T2">er:subject &lt;E123&gt; ;</text:span></text:p>
            <text:p text:style-name="P1"><text:span text:style-name="T2"><text:s text:c="8"/></text:span><text:span text:style-name="T2">er:property &lt;R456&gt; ;</text:span></text:p>
            <text:p text:style-name="P1"><text:span text:style-name="T2"><text:s text:c="8"/></text:span><text:span text:style-name="T2">er:object &lt;E567&gt; .</text:span></text:p>
            <text:p text:style-name="P1"><text:span text:style-name="T2"/></text:p>
            <text:p text:style-name="P1"><text:span text:style-name="T2">&lt;E123&gt; a er:Entity ;</text:span></text:p>
            <text:p text:style-name="P1"><text:span text:style-name="T2"><text:s text:c="8"/></text:span><text:span text:style-name="T2">er:value "the cat" .</text:span></text:p>
            <text:p text:style-name="P1"><text:span text:style-name="T2"/></text:p>
            <text:p text:style-name="P1"><text:span text:style-name="T2">&lt;R456&gt; a er:Relationship ;</text:span></text:p>
            <text:p text:style-name="P1"><text:span text:style-name="T2"><text:s text:c="8"/></text:span><text:span text:style-name="T2">er:value "sat on" .</text:span></text:p>
            <text:p text:style-name="P1"><text:span text:style-name="T2"/></text:p>
            <text:p text:style-name="P1"><text:span text:style-name="T2">&lt;E567&gt; a er:Entity ;</text:span></text:p>
            <text:p text:style-name="P1"><text:span text:style-name="T2"><text:s text:c="8"/></text:span><text:span text:style-name="T2">er:value "the mat" .</text:span></text:p>
          </draw:text-box>
        </draw:frame>
        <draw:custom-shape draw:style-name="gr2" draw:text-style-name="P4" xml:id="id1" draw:id="id1" draw:layer="layout" svg:width="3.024cm" svg:height="1.323cm" svg:x="0.699cm" svg:y="3.685cm">
          <text:p text:style-name="P3"><text:span text:style-name="T3">T1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layout" svg:width="3.024cm" svg:height="1.323cm" svg:x="3.723cm" svg:y="12.34cm">
          <text:p text:style-name="P3"><text:span text:style-name="T3">E56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" draw:id="id3" draw:layer="layout" svg:width="3.024cm" svg:height="1.323cm" svg:x="3.857cm" svg:y="10.017cm">
          <text:p text:style-name="P3"><text:span text:style-name="T3">R45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3.024cm" svg:height="1.324cm" svg:x="3.5cm" svg:y="7.676cm">
          <text:p text:style-name="P3"><text:span text:style-name="T3">E1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211cm" svg:y1="5.008cm" svg:x2="3.5cm" svg:y2="8.338cm" draw:start-shape="id1" draw:start-glue-point="8" draw:end-shape="id2" draw:end-glue-point="6" svg:d="M2211 5008c0 2220 429 3330 1289 3330" svg:viewBox="0 0 1290 3331">
          <text:p/>
        </draw:connector>
        <draw:connector draw:style-name="gr5" draw:text-style-name="P6" draw:layer="layout" draw:type="curve" svg:x1="2.211cm" svg:y1="5.008cm" svg:x2="3.857cm" svg:y2="10.679cm" draw:start-shape="id1" draw:start-glue-point="8" draw:end-shape="id3" draw:end-glue-point="6" svg:d="M2211 5008c0 3781 548 5671 1646 5671" svg:viewBox="0 0 1647 5672">
          <text:p/>
        </draw:connector>
        <draw:connector draw:style-name="gr5" draw:text-style-name="P6" draw:layer="layout" draw:type="curve" svg:x1="2.211cm" svg:y1="5.008cm" svg:x2="3.723cm" svg:y2="13.002cm" draw:start-shape="id1" draw:start-glue-point="8" draw:end-shape="id4" draw:end-glue-point="6" svg:d="M2211 5008c0 5330 504 7994 1512 7994" svg:viewBox="0 0 1513 7995">
          <text:p/>
        </draw:connector>
        <draw:custom-shape draw:style-name="gr6" draw:text-style-name="P8" xml:id="id5" draw:id="id5" draw:layer="layout" svg:width="3.281cm" svg:height="0.945cm" svg:x="8.5cm" svg:y="7.811cm">
          <text:p text:style-name="P7"><text:span text:style-name="T4">the cat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6" draw:id="id6" draw:layer="layout" svg:width="3.281cm" svg:height="0.945cm" svg:x="8.492cm" svg:y="10.224cm">
          <text:p text:style-name="P7"><text:span text:style-name="T4">sat on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7" draw:id="id7" draw:layer="layout" svg:width="3.281cm" svg:height="0.945cm" svg:x="8.489cm" svg:y="12.51cm">
          <text:p text:style-name="P7"><text:span text:style-name="T4">the mat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6.524cm" svg:y1="8.338cm" svg:x2="8.5cm" svg:y2="8.283cm" draw:start-shape="id2" draw:start-glue-point="10" draw:end-shape="id5" draw:end-glue-point="3" svg:d="M6524 8338l1976-55" svg:viewBox="0 0 1977 56">
          <text:p/>
        </draw:connector>
        <draw:connector draw:style-name="gr5" draw:text-style-name="P6" draw:layer="layout" draw:type="line" svg:x1="6.881cm" svg:y1="10.679cm" svg:x2="8.492cm" svg:y2="10.696cm" draw:start-shape="id3" draw:start-glue-point="10" draw:end-shape="id6" draw:end-glue-point="3" svg:d="M6881 10679l1611 17" svg:viewBox="0 0 1612 18">
          <text:p/>
        </draw:connector>
        <draw:connector draw:style-name="gr5" draw:text-style-name="P6" draw:layer="layout" draw:type="line" svg:x1="6.747cm" svg:y1="13.002cm" svg:x2="8.489cm" svg:y2="12.982cm" draw:start-shape="id4" draw:start-glue-point="10" draw:end-shape="id7" draw:end-glue-point="3" svg:d="M6747 13002l1742-20" svg:viewBox="0 0 1743 21">
          <text:p/>
        </draw:connector>
        <draw:frame draw:style-name="gr7" draw:text-style-name="P9" draw:layer="layout" svg:width="10cm" svg:height="1.5cm" svg:x="1.5cm" svg:y="1cm">
          <draw:text-box>
            <text:p><text:span text:style-name="T5">The cat sat on the mat. 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adornments="Bold" style:font-family-generic="modern" style:font-pitch="fixed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family-generic="moder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9:30:20.279215864</meta:creation-date>
    <dc:date>2023-09-20T14:09:38.150430753</dc:date>
    <meta:editing-duration>PT47M24S</meta:editing-duration>
    <meta:editing-cycles>4</meta:editing-cycles>
    <meta:generator>LibreOffice/7.5.5.2$Linux_X86_64 LibreOffice_project/50$Build-2</meta:generator>
    <meta:document-statistic meta:object-count="15"/>
  </office:meta>
</office:document-meta>
</file>